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</office:font-face-decls>
  <office:automatic-styles>
    <style:style style:family="text" style:name="T1">
      <style:text-properties fo:color="#000000" style:font-name="Calibri" fo:font-size="11pt" fo:language="de" fo:country="DE" fo:font-weight="bold" fo:background-color="transparent" text:display="true" fo:text-transform="none"/>
    </style:style>
    <style:style style:family="text" style:name="T2">
      <style:text-properties fo:font-weight="normal"/>
    </style:style>
    <style:style style:family="text" style:name="T3">
      <style:text-properties fo:color="#000000" style:font-name="Calibri" fo:font-size="11pt" fo:language="en" fo:country="US" fo:font-weight="normal"/>
    </style:style>
    <style:style style:family="text" style:name="T4">
      <style:text-properties fo:font-weight="bold"/>
    </style:style>
    <style:style style:family="paragraph" style:name="P2">
      <style:paragraph-properties fo:text-align="left" fo:text-indent="0in" fo:line-height="150%" fo:background-color="transparent" fo:widows="2" fo:orphans="2" fo:margin-left="0in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3" style:list-style-name="L1">
      <style:paragraph-properties fo:text-align="left" fo:text-indent="0.000000cm" fo:line-height="150%" fo:background-color="transparent" fo:widows="2" fo:orphans="2" fo:margin-left="0.635000cm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4" style:parent-style-name="Listenabsatz">
      <style:paragraph-properties fo:line-height="150%"/>
      <style:text-properties fo:font-weight="bold"/>
    </style:style>
    <style:style style:family="paragraph" style:name="P5" style:parent-style-name="Listenabsatz">
      <style:paragraph-properties fo:line-height="150%"/>
    </style:style>
    <style:style style:family="paragraph" style:name="P1" style:parent-style-name="Normal">
      <style:paragraph-properties fo:text-align="center" fo:line-height="150%"/>
      <style:text-properties fo:font-size="14pt" fo:font-weight="bold"/>
    </style:style>
    <style:style style:family="section" style:name="Sect1"/>
    <style:page-layout style:name="PLayout2">
      <style:page-layout-properties fo:margin-top="0.984in" fo:margin-bottom="0.7875in" fo:margin-left="0.984in" fo:margin-right="0.984in"/>
    </style:page-layout>
    <style:page-layout style:name="Standard">
      <style:page-layout-properties fo:margin-top="0.984in" fo:margin-bottom="0.7875in" fo:margin-left="0.984in" fo:margin-right="0.984in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Fragen- und aufgabenliste</text:p>
        <text:p text:style-name="P2">apply model, performance, validation, generate data, </text:p>
        <text:p text:style-name="P2">comparision of performance of predictive models using xvalidation</text:p>
        <text:list text:style-name="L1">
          <text:list-item>
            <text:p text:style-name="P3"><text:span text:style-name="T1"/>Was ist Data Mining?<text:line-break/><text:span text:style-name="T2">Verschiedene Verfahren, um etwas qualitatives von quantitatives zu extrahieren oder vorhersagen. Entweder um ein bestimtes ziel zu erreichen, order herauszufinden welche ziele können erreicht werden.<text:line-break/><text:line-break/>Definition KDD: finding valid, useful, novel and understandable patterns in data.<text:line-break/><text:line-break/>AI --&gt; KDD --&gt; Data Mining</text:span></text:p>
          </text:list-item>
          <text:list-item>
            <text:p text:style-name="P3">Welche Eigenschaften müssen die Regeln haben, die durch Data Mining aus Daten extrahiert werden?<text:line-break/><text:span text:style-name="T2">Numerisch oder nominal. Eingeschränkt. Valid, novel, useful, understandable (KDD)</text:span></text:p>
          </text:list-item>
          <text:list-item>
            <text:p text:style-name="P3">Was ist der Unterschied zwischen den expliziten und impliziten Regeln?<text:line-break/><text:span text:style-name="T2">Explicit: Bedingungen, eksakt spesifisiert. Association rules, entscheidungsbäume<text:line-break/>Implicit: Black box. ANN, regression. </text:span></text:p>
          </text:list-item>
          <text:list-item>
            <text:p text:style-name="P3">Geben Sie ein Beispiel für die Anwendung eines Klassifikationsverfahrens an<text:line-break/><text:span text:style-name="T3">Credit scoring / credit risk assessement. Nominal ziel variabel. </text:span></text:p>
          </text:list-item>
          <text:list-item>
            <text:p text:style-name="P3">Geben Sie ein Beispiel für die Anwendung eines Prognoseverfahren an<text:line-break/><text:span text:style-name="T2">Regression verfahren. Numerische (ordinal oder interval) ziel variabeln. Schätzen von den Ausgaben nächstes Jahres in einer Geshaft.</text:span></text:p>
          </text:list-item>
          <text:list-item>
            <text:p text:style-name="P3">Was versteht man unter Clustering?<text:line-break/><text:span text:style-name="T2">Daten in unterschiedliche gruppen sortieren, so dass die sortierte Daten mehr gemeinsam haben, als daten durch den unterschiedliche gruppen. Unüberwactet, ziel variabel ist unbekannt. </text:span></text:p>
          </text:list-item>
          <text:list-item>
            <text:p text:style-name="P3">Geben Sie ein Bespiele für die Anwendung eines Clustering-Verfahrens an<text:line-break/><text:span text:style-name="T2">k-means. </text:span></text:p>
          </text:list-item>
          <text:list-item>
            <text:p text:style-name="P3">Was ist eine Assoziationsregel?<text:line-break/><text:span text:style-name="T2">Definiert was typisch ist abhängig von einander. Dependency Analysis. Was kommt typisch darnach. </text:span></text:p>
          </text:list-item>
          <text:list-item>
            <text:p text:style-name="P3">Geben Sie ein Beispiel für die Anwendung von Assoziationsregeln an<text:line-break/><text:span text:style-name="T2">Recommender systems. Vorschlagen was mehr zu verkaufen. Up-selling in loyality program in CRM. </text:span></text:p>
          </text:list-item>
          <text:list-item>
            <text:p text:style-name="P3">Was versteht man unter der Konzeptbeschreibung?<text:line-break/><text:span text:style-name="T2">Oft benutzt in hierarkisch cluster verfahren. <text:line-break/>Ein konzeptbeschreibung von jede generierte klasse, die hilft mit zusatzlich classifikation. Descriptive mining, nicht predictive mining. </text:span></text:p>
          </text:list-item>
          <text:list-item>
            <text:p text:style-name="P3">Geben Sie ein Beispiel für die Anwendung der Konzeptbeschreibung an<text:line-break/><text:span text:style-name="T2">Market risk assessement.</text:span></text:p>
          </text:list-item>
          <text:list-item>
            <text:p text:style-name="P3">Was versteht man unter der Abweichungsanalyse?<text:line-break/><text:span text:style-name="T2">Verschiedene übersischten geben, die abweichungen in bezug von verschiedene parametern von deren mittelwert zeigen. Dafür oft um die parametern mit den bedeutlischten abweichungen zu finden.</text:span></text:p>
          </text:list-item>
          <text:list-item>
            <text:p text:style-name="P3">Geben Sie ein Beispiel für die Anwendung von Abweichungsanalyse an<text:line-break/><text:span text:style-name="T2">Main cost types als die bedeutlicten parametern für abweichungsanalyse auf warranty / goodwill.</text:span></text:p>
          </text:list-item>
          <text:list-item>
            <text:p text:style-name="P3">Was ist der Unterschied zwischen dem supervised- und unsupervised- Learnig?<text:line-break/><text:span text:style-name="T2">Unüberwachtet: Klassen sind bekannt, und man trainert ein model auf daten mit bekannten ziel variabeln. Darnach neue daten ohne ziel variabeln auf diese trainerte model verwenden. <text:line-break/>Überwachtet: Klassin nicht vorher bekannt. Kein model voreher mit bekanten ziel variabeln trainert. Eine prognose von ziel variabeln werden gemacht. </text:span></text:p>
          </text:list-item>
          <text:list-item>
            <text:p text:style-name="P3">Geben Sie ein Beispiel für das supervised- Learning an<text:line-break/><text:span text:style-name="T2">Entscheidungsbäume, k-NN, ANN, Naive Bayes, Linear Regression.</text:span></text:p>
          </text:list-item>
          <text:list-item>
            <text:p text:style-name="P3">Geben Sie ein Beispiele für das unsupervised-Learning an<text:line-break/><text:span text:style-name="T2">k-means, k-medoids, association mining</text:span></text:p>
          </text:list-item>
          <text:list-item>
            <text:p text:style-name="P3">Wie definiert man die Trefferquote für die Klassifikation?<text:line-break/><text:span text:style-name="T2">(True positive rate) = TP/(TP+FN)</text:span></text:p>
          </text:list-item>
          <text:list-item>
            <text:p text:style-name="P3">Was ist <text:s/>eine Confusion-Matrix?<text:line-break/><text:span text:style-name="T2">Gemass method für überwachtete lernverfahren, zweidimensional graf. Y: klassen die klassifisiert waren. X: Klassien, die bei ziel klassifisiert werden sollten. </text:span></text:p>
          </text:list-item>
          <text:list-item>
            <text:p text:style-name="P3">Was ist X-Validation?<text:line-break/><text:span text:style-name="T2">Trainung, validation split verfahren, in dem validation genauigkeit durch ein mean kalkulert wird. </text:span></text:p>
          </text:list-item>
          <text:list-item>
            <text:p text:style-name="P3">Geben Sie ein Beispiel für X-Validation an<text:line-break/><text:span text:style-name="T3">N fold: n subsamplen von data, von aus n partitionen. Davon n-1 fur trainung, 1 für validierung. Gemacht fur alle n subsamplen. Dann wird validation accuracy, mean kalkulliert. </text:span></text:p>
          </text:list-item>
          <text:list-item>
            <text:p text:style-name="P3">Was ist Split-Validation?<text:line-break/><text:span text:style-name="T2">Einfach trainungs und test split von daten machen.</text:span></text:p>
          </text:list-item>
          <text:list-item>
            <text:p text:style-name="P3">Geben Sie ein Beispiel für Split-Validation an<text:line-break/><text:span text:style-name="T2">70% trainung, 30% validierung. </text:span></text:p>
          </text:list-item>
          <text:list-item>
            <text:p text:style-name="P3">Was ist Leave-One –Out Verfahren?<text:line-break/><text:span text:style-name="T2">n fold cross validation, in dem n ist auch der menge der dataset.</text:span></text:p>
          </text:list-item>
          <text:list-item>
            <text:p text:style-name="P3">Warum muss man manchmal die Anzahl der Beobachtungen reduzieren?<text:line-break/><text:span text:style-name="T2">Wenn mehrere beobachtungen zu greich sind, und deswegen keine bedeutliche neue, valid, verstandbare und benutzbare muster hinzugefugt. Overfitting vermeiden. </text:span></text:p>
          </text:list-item>
          <text:list-item>
            <text:p text:style-name="P3">Wie kann man die Anzahl der Beobachtungen reduzieren?<text:line-break/><text:span text:style-name="T2">Attribute reduction methoden. Bassiert auf: IG, gini-index, correlation coeff, akaike inf. cr. und pearson chi-square.</text:span></text:p>
          </text:list-item>
          <text:list-item>
            <text:p text:style-name="P3">Warum muss man manchmal die Anzahl der Attribute reduzieren?<text:line-break/><text:span text:style-name="T2">Sie zugefugen keine neue, valid, verstandbar und benutzbar musteren / informationen.</text:span></text:p>
          </text:list-item>
          <text:list-item>
            <text:p text:style-name="P3">Wie kann man die Prognosemodelle mit einander vergleichen?<text:line-break/><text:span text:style-name="T2">x-validation. </text:span></text:p>
          </text:list-item>
          <text:list-item>
            <text:p text:style-name="P3">Nennen Sie zwei DM-Algorithmen, die man zur Respons-Analyse verwenden kann<text:line-break/><text:span text:style-name="T2">Entscheidungsbäume, regression analysis.</text:span></text:p>
          </text:list-item>
          <text:list-item>
            <text:p text:style-name="P3">Nennen Sie einen DM-Algorithmus, den man zum Cross-Selling verwenden kann.<text:line-break/><text:span text:style-name="T2">ANN, k-NN</text:span></text:p>
          </text:list-item>
          <text:list-item>
            <text:p text:style-name="P3">Sie wollen die Aufenthaltsdauer der Patienten im Krankenhaus prognostizieren.</text:p>
          </text:list-item>
        </text:list>
        <text:p text:style-name="P4">Würden Sie einen Entscheidungsbaum oder ein Regressionsverfahren verwenden </text:p>
        <text:p text:style-name="P5"><text:span text:style-name="T4">und warum?<text:line-break/></text:span><text:span text:style-name="T2">Regression. Prognoseverfahren. Ziel variabel ist unbekannt, und numerisch. Regressionverfahren ist besser auf numerische zielvariabel zu schätzen als ein entscheidungsbaum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</office:font-face-decls>
  <office:styles>
    <style:default-style style:family="paragraph">
      <style:paragraph-properties style:tab-stop-distance="0.4916in"/>
    </style:default-style>
    <style:style style:family="text" style:name="Reference">
      <style:text-properties fo:font-size="10pt"/>
    </style:style>
    <style:style style:family="paragraph" style:name="Normal">
      <style:paragraph-properties fo:text-align="left" fo:line-height="115%" fo:background-color="transparent" fo:widows="2" fo:orphans="2" fo:margin-bottom="0.1388in" style:writing-mode="lr"/>
      <style:text-properties style:font-name="Calibri" fo:font-size="11pt" fo:language="de" fo:country="DE" fo:font-weight="normal" fo:background-color="transparent" fo:text-transform="none"/>
    </style:style>
    <style:style style:family="paragraph" style:name="Listenabsatz" style:parent-style-name="Normal" style:next-style-name="Listenabsatz">
      <style:paragraph-properties fo:margin-left="0.5in"/>
    </style:style>
  </office:styles>
  <office:automatic-styles>
    <style:page-layout style:name="Standard">
      <style:page-layout-properties fo:page-width="8.267717in" fo:page-height="11.692913in" style:print-orientation="portrait" fo:margin-top="0.984in" fo:margin-bottom="0.7875in" fo:margin-left="0.984in" fo:margin-right="0.98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initial-creator>grezan</meta:initial-creator>
    <dc:creator>grezan</dc:creator>
    <meta:creation-date>2016-03-31T21:42:00Z</meta:creation-date>
    <dc:date>2016-04-03T14:39:00Z</dc:date>
    <meta:print-date>2016-04-03T14:35:00Z</meta:print-date>
  </office:meta>
</office:document-meta>
</file>